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GridUnit.isLastGridUnitCol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GridUnit.setBordersFrom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ptyGridUnit.isLastGridUnitRow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GridUnit.get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GridUnit.is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GridUnit.EmptyGridUnit( Table table , TableRow row , int co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